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49cm" style:rel-column-width="16383*"/>
    </style:style>
    <style:style style:name="Tabla1.D" style:family="table-column">
      <style:table-column-properties style:column-width="4.251cm" style:rel-column-width="16386*"/>
    </style:style>
    <style:style style:name="Tabla1.1" style:family="table-row">
      <style:table-row-properties style:min-row-height="1.461cm"/>
    </style:style>
    <style:style style:name="Tabla1.A1" style:family="table-cell">
      <style:table-cell-properties style:writing-mode="page"/>
    </style:style>
    <style:style style:name="Tabla1.C2" style:family="table-cell">
      <style:table-cell-properties fo:padding="0cm" fo:border="none" style:writing-mode="page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1" style:family="table-row">
      <style:table-row-properties style:min-row-height="0.487cm"/>
    </style:style>
    <style:style style:name="Tabla2.A1" style:family="table-cell">
      <style:table-cell-properties fo:padding="0cm" fo:border="none" style:writing-mode="page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5.667cm" style:rel-column-width="21845*"/>
    </style:style>
    <style:style style:name="Tabla3.A1" style:family="table-cell">
      <style:table-cell-properties fo:padding="0cm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fo:font-size="16pt" officeooo:rsid="0011e119" officeooo:paragraph-rsid="0011e119" style:font-size-asian="16pt" style:font-size-complex="16pt"/>
    </style:style>
    <style:style style:name="P2" style:family="paragraph" style:parent-style-name="Table_20_Contents">
      <style:paragraph-properties fo:text-align="center" style:justify-single-word="false"/>
      <style:text-properties fo:font-size="16pt" fo:font-weight="bold" officeooo:rsid="001cba70" officeooo:paragraph-rsid="001cba70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1e119" officeooo:paragraph-rsid="0011e119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1e119" officeooo:paragraph-rsid="001b0100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11e119" officeooo:paragraph-rsid="001f4c3f" style:font-size-asian="10.5pt" style:font-weight-asian="bold" style:font-size-complex="12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2pt" fo:font-weight="bold" officeooo:rsid="001cba70" officeooo:paragraph-rsid="001cba70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1f4c3f" officeooo:paragraph-rsid="001f4c3f" style:font-size-asian="10.5pt" style:font-weight-asian="bold" style:font-size-complex="12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2pt" fo:font-weight="bold" officeooo:rsid="001f4c3f" officeooo:paragraph-rsid="001f4c3f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2d69e" officeooo:paragraph-rsid="0012d69e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f4c3f" officeooo:paragraph-rsid="001f4c3f" style:font-size-asian="10.5pt" style:font-weight-asian="normal" style:font-size-complex="12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fo:font-size="12pt" fo:font-weight="normal" officeooo:rsid="001f4c3f" officeooo:paragraph-rsid="001f4c3f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2pt" fo:font-weight="normal" officeooo:rsid="001f4c3f" officeooo:paragraph-rsid="001f4c3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style="italic" fo:font-weight="normal" officeooo:rsid="0011e119" officeooo:paragraph-rsid="0011e119" style:font-size-asian="10.5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13b704" officeooo:paragraph-rsid="0013b704" style:font-size-asian="10.5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1594e8" officeooo:paragraph-rsid="001594e8" style:font-size-asian="10.5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style="normal" fo:font-weight="normal" officeooo:rsid="0013b704" officeooo:paragraph-rsid="0013b704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594e8" officeooo:paragraph-rsid="001594e8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96367" officeooo:paragraph-rsid="00196367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678fd" officeooo:paragraph-rsid="001678fd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168d0a" officeooo:paragraph-rsid="00168d0a" style:font-size-asian="10.5pt" style:font-style-asian="normal" style:font-weight-asian="bold" style:font-size-complex="12pt" style:font-style-complex="normal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12pt" officeooo:rsid="001cba70" officeooo:paragraph-rsid="001cba70" style:font-size-asian="10.5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font-size="12pt" officeooo:rsid="001e310f" officeooo:paragraph-rsid="001e310f" style:font-size-asian="10.5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font-size="12pt" officeooo:rsid="001f4c3f" officeooo:paragraph-rsid="001f4c3f" style:font-size-asian="10.5pt" style:font-size-complex="12pt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bold" officeooo:rsid="001594e8" officeooo:paragraph-rsid="001594e8" style:font-size-asian="10.5pt" style:font-style-asian="normal" style:font-weight-asian="bold" style:font-size-complex="12pt" style:font-style-complex="normal" style:font-weight-complex="bold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bold" officeooo:rsid="001678fd" officeooo:paragraph-rsid="001678fd" style:font-size-asian="10.5pt" style:font-style-asian="normal" style:font-weight-asian="bold" style:font-size-complex="12pt" style:font-style-complex="normal" style:font-weight-complex="bold"/>
    </style:style>
    <style:style style:name="P27" style:family="paragraph" style:parent-style-name="Standard" style:list-style-name="L2">
      <style:paragraph-properties fo:text-align="start" style:justify-single-word="false"/>
      <style:text-properties fo:font-size="12pt" fo:font-style="normal" style:text-underline-style="none" fo:font-weight="normal" officeooo:rsid="00196367" officeooo:paragraph-rsid="00196367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Text_20_body" style:list-style-name="L3"/>
    <style:style style:name="P29" style:family="paragraph" style:parent-style-name="Text_20_body" style:list-style-name="L3">
      <style:paragraph-properties fo:margin-top="0cm" fo:margin-bottom="0cm" style:contextual-spacing="false"/>
    </style:style>
    <style:style style:name="T1" style:family="text">
      <style:text-properties officeooo:rsid="0012a47a"/>
    </style:style>
    <style:style style:name="T2" style:family="text">
      <style:text-properties officeooo:rsid="0012d69e"/>
    </style:style>
    <style:style style:name="T3" style:family="text">
      <style:text-properties officeooo:rsid="001401df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7546a" style:font-weight-asian="normal" style:font-weight-complex="normal"/>
    </style:style>
    <style:style style:name="T6" style:family="text">
      <style:text-properties fo:font-weight="normal" officeooo:rsid="00186113" style:font-weight-asian="normal" style:font-weight-complex="normal"/>
    </style:style>
    <style:style style:name="T7" style:family="text">
      <style:text-properties fo:font-weight="normal" officeooo:rsid="001cba70" style:font-weight-asian="normal" style:font-weight-complex="normal"/>
    </style:style>
    <style:style style:name="T8" style:family="text">
      <style:text-properties officeooo:rsid="00196367"/>
    </style:style>
    <style:style style:name="T9" style:family="text">
      <style:text-properties officeooo:rsid="001b0100"/>
    </style:style>
    <style:style style:name="T10" style:family="text">
      <style:text-properties officeooo:rsid="001f4c3f"/>
    </style:style>
    <style:style style:name="T11" style:family="text">
      <style:text-properties officeooo:rsid="00208c83"/>
    </style:style>
    <style:style style:name="T12" style:family="text">
      <style:text-properties officeooo:rsid="00237909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ea 5. Plan de producción y análisis de costes</text:p>
      <text:p text:style-name="P1"/>
      <text:p text:style-name="P3">4.1. Descripción del ciclo produc<text:span text:style-name="T1">ti</text:span>vo de la empresa.</text:p>
      <text:p text:style-name="P9">En nuestro caso de la empresa SportedIn, como se trata de una prestación de servicios online, podemos estructurar su ciclo productivo de la siguiente forma:</text:p>
      <text:p text:style-name="P9"/>
      <text:p text:style-name="P13"><text:span text:style-name="T2">¿</text:span>Cuántos clientes tengo al día, a la semana o al mes?</text:p>
      <text:p text:style-name="P16">Es difícil de pronosticar con exactitud, pero nuestra predicción inicial es de unos 25 usuarios registrados y una cantidad de tráfico de 40 personas al mes. <text:span text:style-name="T3">Conforme vaya creciendo la empresa y se vayan realizando campañas de marketing, creemos que esa cifra puede aumentar exponencialmente.</text:span></text:p>
      <text:p text:style-name="P16"/>
      <text:p text:style-name="P14">¿Qué tareas hay que realizar, cómo se van a realizar? ¿Quiénes las realizan?</text:p>
      <text:list text:style-name="L1">
        <text:list-item>
          <text:p text:style-name="P25">Diseño y desarrollo de la plataforma <text:span text:style-name="T4">tanto de la parte visual como la parte administrativa de la plataforma. Se usarán herramientas de programación y de bases de datos para poder almacenar la información. La idea es hostearlo todo en un servidor en la nube, de forma que no tendremos servidores físicos. </text:span></text:p>
        </text:list-item>
        <text:list-item>
          <text:p text:style-name="P25">Gestión de usuarios y contenido: <text:span text:style-name="T4">monitoreo de la web, de los usuarios, de las ofertas publicadas, etc.</text:span></text:p>
        </text:list-item>
        <text:list-item>
          <text:p text:style-name="P25">Soporte técnico, <text:span text:style-name="T8">mantenimiento de la página web</text:span> y atención al cliente <text:span text:style-name="T4">a posibles errores de la página, y su posterior reparación.</text:span></text:p>
        </text:list-item>
        <text:list-item>
          <text:p text:style-name="P26">Estrategias de marketing <text:span text:style-name="T4">en redes sociales, </text:span><text:span text:style-name="T7">influencers</text:span><text:span text:style-name="T4">, creación de carteles publicitarios, futuros sponsors, etc.</text:span></text:p>
        </text:list-item>
      </text:list>
      <text:p text:style-name="P19"/>
      <text:p text:style-name="P20"><text:span text:style-name="T4">Todas las tareas de programación serán repartidas entre los </text:span><text:span text:style-name="T5">tres</text:span><text:span text:style-name="T4"> integrantes de la empresa: Iván se encargará de la parte visual, Jaime de la base de datos, y Denis de la lógica de conectar ambas partes. </text:span><text:span text:style-name="T5">La gestión de usuarios y el soporte técnico será dividido entre los tres, según la necesidad. Por último, las campañas de marketing se intentarán dividir también entre los tres, tanto el diseño como la ejecución, </text:span><text:span text:style-name="T6">aunque es posible que en un futuro se deleguen estas tareas a expertos.</text:span></text:p>
      <text:p text:style-name="P17"/>
      <text:p text:style-name="P15">¿Qué medios materiales serán necesarios? (mobiliario, hojas de registro de clientes, herramientas y maquinaria, teléfono, caja, facturas, datáfono…)</text:p>
      <text:p text:style-name="P18">Como materiales necesarios, necesitaremos:</text:p>
      <text:list text:style-name="L2">
        <text:list-item>
          <text:p text:style-name="P27">Portátiles adecuados para el trabajo.</text:p>
        </text:list-item>
        <text:list-item>
          <text:p text:style-name="P27">Servidores en la nube y el pago del dominio.</text:p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4"><text:soft-page-break/>4.<text:span text:style-name="T9">2. Estimación de costes.</text:span></text:p>
      <table:table table:name="Tabla1" table:style-name="Tabla1">
        <table:table-column table:style-name="Tabla1.A" table:number-columns-repeated="3"/>
        <table:table-column table:style-name="Tabla1.D"/>
        <table:table-row table:style-name="Tabla1.1">
          <table:table-cell table:style-name="Tabla1.A1" table:number-columns-spanned="4" office:value-type="string">
            <text:p text:style-name="P2">Estimación de costes</text:p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2" office:value-type="string">
            <text:p text:style-name="P6">Costes fijos (total anual)</text:p>
          </table:table-cell>
          <table:covered-table-cell/>
          <table:table-cell table:style-name="Tabla1.C2" table:number-columns-spanned="2" office:value-type="string">
            <text:p text:style-name="P6">Costes variables (unitarios)</text:p>
          </table:table-cell>
          <table:covered-table-cell/>
        </table:table-row>
        <table:table-row table:style-name="Tabla1.1">
          <table:table-cell table:style-name="Tabla1.C2" office:value-type="string">
            <text:p text:style-name="P21">Equipos informáticos</text:p>
          </table:table-cell>
          <table:table-cell table:style-name="Tabla1.A1" office:value-type="string">
            <text:p text:style-name="P21">1200€</text:p>
          </table:table-cell>
          <table:table-cell table:style-name="Tabla1.C2" office:value-type="string">
            <text:p text:style-name="P24"/>
          </table:table-cell>
          <table:table-cell table:style-name="Tabla1.A1" office:value-type="string">
            <text:p text:style-name="P24"/>
          </table:table-cell>
        </table:table-row>
        <table:table-row table:style-name="Tabla1.1">
          <table:table-cell table:style-name="Tabla1.C2" office:value-type="string">
            <text:p text:style-name="P21">Publicidad</text:p>
          </table:table-cell>
          <table:table-cell table:style-name="Tabla1.A1" office:value-type="string">
            <text:p text:style-name="P23">1000€</text:p>
          </table:table-cell>
          <table:table-cell table:style-name="Tabla1.C2" office:value-type="string">
            <text:p text:style-name="P22"/>
          </table:table-cell>
          <table:table-cell table:style-name="Tabla1.A1" office:value-type="string">
            <text:p text:style-name="P22"/>
          </table:table-cell>
        </table:table-row>
        <table:table-row table:style-name="Tabla1.1">
          <table:table-cell table:style-name="Tabla1.C2" office:value-type="string">
            <text:p text:style-name="P23">Hosting y dominio</text:p>
          </table:table-cell>
          <table:table-cell table:style-name="Tabla1.A1" office:value-type="string">
            <text:p text:style-name="P23">500€</text:p>
          </table:table-cell>
          <table:table-cell table:style-name="Tabla1.C2" office:value-type="string">
            <text:p text:style-name="P22"/>
          </table:table-cell>
          <table:table-cell table:style-name="Tabla1.A1" office:value-type="string">
            <text:p text:style-name="P22"/>
          </table:table-cell>
        </table:table-row>
        <table:table-row table:style-name="Tabla1.1">
          <table:table-cell table:style-name="Tabla1.C2" office:value-type="string">
            <text:p text:style-name="P23">Gastos para iniciar la actividad</text:p>
          </table:table-cell>
          <table:table-cell table:style-name="Tabla1.A1" office:value-type="string">
            <text:p text:style-name="P23">500€</text:p>
          </table:table-cell>
          <table:table-cell table:style-name="Tabla1.C2" office:value-type="string">
            <text:p text:style-name="P22"/>
          </table:table-cell>
          <table:table-cell table:style-name="Tabla1.A1" office:value-type="string">
            <text:p text:style-name="P22"/>
          </table:table-cell>
        </table:table-row>
      </table:table>
      <text:p text:style-name="P4"/>
      <text:p text:style-name="P4"/>
      <text:p text:style-name="P10">Una vez superados estos costes, todo lo que esté por encima lo distribuiremos equitativamente entre los fundadores de la empresa.</text:p>
      <text:p text:style-name="P4"/>
      <text:p text:style-name="P4"/>
      <text:p text:style-name="P5">4.<text:span text:style-name="T10">3</text:span><text:span text:style-name="T9">. Cálculo </text:span><text:span text:style-name="T10">del umbral de rentabilidad o punto muerto</text:span></text:p>
      <text:p text:style-name="P5"/>
      <text:p text:style-name="P10">Nuestra intención es que la mayor parte de las funcionalidades de la página web sean gratuitas, pero se incluirá una suscripción premium con funcionalidades adicionales (más visibilidad a tu anuncio o a tu perfil, ) con el objetivo de dar un servicio más personalizado y recuperar las inversiones iniciales.</text:p>
      <text:p text:style-name="P5"/>
      <text:p text:style-name="P10">Teniendo en cuenta que:</text:p>
      <text:p text:style-name="P10"/>
      <text:p text:style-name="P12">Precio * Cantidad = Costes Fijos + Costes variables unitarios * Cantidad</text:p>
      <text:p text:style-name="P12"/>
      <text:p text:style-name="P10">Si despejamos cantidad: </text:p>
      <text:p text:style-name="P10"/>
      <text:p text:style-name="P12">Cantidad = Costes Fijos / (Precio – Costes variables unitarios)</text:p>
      <text:p text:style-name="P12"/>
      <text:p text:style-name="P10">Vamos a tomar como precio de consideración inicial 7,99€ y 9,99€. Estos precios se han elegido después de analizar los precios de la competencia, los cuales rondan los 20€. Queremos distinguirnos en ese aspecto y ofrecer unos precios más asequibles:</text:p>
      <text:p text:style-name="P12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8">Precio suscripción</text:p>
          </table:table-cell>
          <table:table-cell table:style-name="Tabla2.A1" office:value-type="string">
            <text:p text:style-name="P8">Cantidad del umbral</text:p>
          </table:table-cell>
        </table:table-row>
        <table:table-row table:style-name="Tabla2.1">
          <table:table-cell table:style-name="Tabla2.A1" office:value-type="string">
            <text:p text:style-name="P24">7,99€</text:p>
          </table:table-cell>
          <table:table-cell table:style-name="Tabla2.A1" office:value-type="string">
            <text:p text:style-name="P24">400 unidades</text:p>
          </table:table-cell>
        </table:table-row>
        <table:table-row table:style-name="Tabla2.1">
          <table:table-cell table:style-name="Tabla2.A1" office:value-type="string">
            <text:p text:style-name="P24">9,99€</text:p>
          </table:table-cell>
          <table:table-cell table:style-name="Tabla2.A1" office:value-type="string">
            <text:p text:style-name="P24">320 unidades</text:p>
          </table:table-cell>
        </table:table-row>
      </table:table>
      <text:p text:style-name="P12"/>
      <text:p text:style-name="P12"/>
      <text:p text:style-name="P10"/>
      <text:p text:style-name="P10"/>
      <text:p text:style-name="P10"/>
      <text:p text:style-name="P10"><text:soft-page-break/></text:p>
      <text:p text:style-name="P10">No obstante, en la tabla de los costes fijos que se ha rellenado antes, se han incluido los gastos de los equipos informáticos, aproximándolo a 1200€. Estos costes se pueden recortar, puesto que los 3 contamos con ordenadores de sobremesa con los que podríamos trabajar sin problema. Vamos a calcular de nuevo la cantidad, tomando como referencia 0€ y 400€ para los costes de los equipos informáticos (en caso de que no compremos ninguno, y en caso de que queramos comprar uno para toda la empresa), de tal forma que nos queda la siguiente tabla con los siguientes datos:</text:p>
      <text:p text:style-name="P10"/>
      <table:table table:name="Tabla3" table:style-name="Tabla3">
        <table:table-column table:style-name="Tabla3.A" table:number-columns-repeated="3"/>
        <table:table-row>
          <table:table-cell table:style-name="Tabla3.A1" office:value-type="string">
            <text:p text:style-name="P8">Coste equipos informáticos</text:p>
          </table:table-cell>
          <table:table-cell table:style-name="Tabla3.A1" office:value-type="string">
            <text:p text:style-name="P8">Precio suscripción</text:p>
          </table:table-cell>
          <table:table-cell table:style-name="Tabla3.A1" office:value-type="string">
            <text:p text:style-name="P8">Cantidad del umbral</text:p>
          </table:table-cell>
        </table:table-row>
        <table:table-row>
          <table:table-cell table:style-name="Tabla3.A1" office:value-type="string">
            <text:p text:style-name="P24">1200€</text:p>
          </table:table-cell>
          <table:table-cell table:style-name="Tabla3.A1" office:value-type="string">
            <text:p text:style-name="P24">9,99€</text:p>
          </table:table-cell>
          <table:table-cell table:style-name="Tabla3.A1" office:value-type="string">
            <text:p text:style-name="P24">320 unidades</text:p>
          </table:table-cell>
        </table:table-row>
        <table:table-row>
          <table:table-cell table:style-name="Tabla3.A1" office:value-type="string">
            <text:p text:style-name="P24">400€</text:p>
          </table:table-cell>
          <table:table-cell table:style-name="Tabla3.A1" office:value-type="string">
            <text:p text:style-name="P24">8,99€</text:p>
          </table:table-cell>
          <table:table-cell table:style-name="Tabla3.A1" office:value-type="string">
            <text:p text:style-name="P24">267 unidades</text:p>
          </table:table-cell>
        </table:table-row>
        <table:table-row>
          <table:table-cell table:style-name="Tabla3.A1" office:value-type="string">
            <text:p text:style-name="P24">0€</text:p>
          </table:table-cell>
          <table:table-cell table:style-name="Tabla3.A1" office:value-type="string">
            <text:p text:style-name="P24">7,99€</text:p>
          </table:table-cell>
          <table:table-cell table:style-name="Tabla3.A1" office:value-type="string">
            <text:p text:style-name="P24">250 unidades</text:p>
          </table:table-cell>
        </table:table-row>
      </table:table>
      <text:p text:style-name="P10"/>
      <text:p text:style-name="P10"/>
      <text:p text:style-name="P10">Viendo los resultados de la tabla, se observa que, lógicamente, al recortar los costes de los equipos, la cantidad que hemos de alcanzar para cubrir todos los costes va disminuyendo. </text:p>
      <text:p text:style-name="P10"/>
      <text:p text:style-name="P7">Unidades estimadas <text:s/>500 ( si los costes son 1200 en equipos informaticos)</text:p>
      <text:p text:style-name="P10">Ventas anuales estimadas al 100%: </text:p>
      <text:p text:style-name="P10">IT = CT</text:p>
      <text:p text:style-name="P10">P = CF/Q</text:p>
      <text:p text:style-name="P10">P = 3200/500 = 6,4 €</text:p>
      <text:p text:style-name="P10"/>
      <text:p text:style-name="P10">Ventas anuales estimadas al 75%:</text:p>
      <text:p text:style-name="P10">IT = CT</text:p>
      <text:p text:style-name="P10">P = CF/Q</text:p>
      <text:p text:style-name="P10">P = 3200/375 = 8,5 €</text:p>
      <text:p text:style-name="P12"/>
      <text:p text:style-name="P10">Ventas anuales estimadas al 50%: </text:p>
      <text:p text:style-name="P10">IT = CT</text:p>
      <text:p text:style-name="P10">P = CF/Q</text:p>
      <text:p text:style-name="P10">P = 3200/250 = 12,8 €</text:p>
      <text:p text:style-name="P10"/>
      <text:p text:style-name="P10"/>
      <text:p text:style-name="P7">Unidades estimadas <text:s/>500 ( si los costes son <text:span text:style-name="T11">800</text:span> en equipos informaticos)</text:p>
      <text:p text:style-name="P10">Ventas anuales estimadas al 100%: </text:p>
      <text:p text:style-name="P10">IT = CT</text:p>
      <text:p text:style-name="P10">P = CF/Q</text:p>
      <text:p text:style-name="P10">P = 2400/500 = 4,8€</text:p>
      <text:p text:style-name="P10"/>
      <text:p text:style-name="P10">Ventas anuales estimadas al 75%:</text:p>
      <text:p text:style-name="P10">IT = CT</text:p>
      <text:p text:style-name="P10">P = CF/Q</text:p>
      <text:p text:style-name="P10">P = 3200/375 = 6,4€</text:p>
      <text:p text:style-name="P12"/>
      <text:p text:style-name="P10">Ventas anuales estimadas al 50%: </text:p>
      <text:p text:style-name="P10">IT = CT</text:p>
      <text:p text:style-name="P10">P = CF/Q</text:p>
      <text:p text:style-name="P10">P = 2400/250 = 9,6 €</text:p>
      <text:p text:style-name="P10"/>
      <text:p text:style-name="P10"/>
      <text:p text:style-name="P7"/>
      <text:p text:style-name="P7"><text:soft-page-break/>Unidades estimadas <text:s/>500 ( si los costes son 400 en equipos informaticos)</text:p>
      <text:p text:style-name="P10">Ventas anuales estimadas al 100%: </text:p>
      <text:p text:style-name="P10">IT = CT</text:p>
      <text:p text:style-name="P10">P = CF/Q</text:p>
      <text:p text:style-name="P10">P = 2000/500 = 4€</text:p>
      <text:p text:style-name="P10"/>
      <text:p text:style-name="P10">Ventas anuales estimadas al 75%:</text:p>
      <text:p text:style-name="P10">IT = CT</text:p>
      <text:p text:style-name="P10">P = CF/Q</text:p>
      <text:p text:style-name="P10">P = 2000/375 = 5,3€</text:p>
      <text:p text:style-name="P12"/>
      <text:p text:style-name="P10">Ventas anuales estimadas al 50%: </text:p>
      <text:p text:style-name="P10">IT = CT</text:p>
      <text:p text:style-name="P10">P = CF/Q</text:p>
      <text:p text:style-name="P10">P = 2000/250 = 8€</text:p>
      <text:p text:style-name="P10"/>
      <text:p text:style-name="P10"/>
      <text:p text:style-name="P10"/>
      <text:p text:style-name="P11"><text:span text:style-name="Strong_20_Emphasis"><text:span text:style-name="T11">Precio elegido:</text:span></text:span><text:span text:style-name="Strong_20_Emphasis"> 7,99 €</text:span><text:line-break/>El precio de 7,99 € permite un equilibrio entre ser competitivo en el mercado y alcanzar la rentabilidad sin requerir un volumen extremadamente alto de usuarios. Esta estrategia, combinada con un enfoque en marketing digital (redes sociales, influencers, etc.) y un modelo <text:span text:style-name="T12">gratuito</text:span> atractivo, puede facilitar el crecimiento inicial de la plataforma.</text:p>
      <text:p text:style-name="Text_20_body"><text:span text:style-name="Strong_20_Emphasis">Estrategia</text:span><text:span text:style-name="Strong_20_Emphasis"><text:span text:style-name="T11">s</text:span></text:span><text:span text:style-name="Strong_20_Emphasis"> adicional</text:span><text:span text:style-name="Strong_20_Emphasis"><text:span text:style-name="T11">es</text:span></text:span><text:span text:style-name="Strong_20_Emphasis"> para validar el precio:</text:span></text:p>
      <text:list text:style-name="L3">
        <text:list-item>
          <text:p text:style-name="P29"><text:span text:style-name="Strong_20_Emphasis">Prueba de mercado:</text:span> Implementar precios escalonados para medir la respuesta de los usuarios. Por ejemplo, lanzar promociones iniciales con el precio de 7,99 € y evaluar si el público está dispuesto a pagar un precio más cercano a los 9,99 € en el futuro.</text:p>
        </text:list-item>
        <text:list-item>
          <text:p text:style-name="P28"><text:span text:style-name="Strong_20_Emphasis">Aumentar valor percibido:</text:span> Incluir funcionalidades atractivas en la suscripción premium, como mayor visibilidad para perfiles y ofertas, herramientas adicionales de análisis o soporte prioritario, para justificar el precio.</text:p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5T08:41:41.895000000</meta:creation-date>
    <dc:date>2025-01-14T13:21:24.874000000</dc:date>
    <meta:editing-duration>PT5H1M50S</meta:editing-duration>
    <meta:editing-cycles>21</meta:editing-cycles>
    <meta:generator>LibreOffice/7.5.4.2$Windows_X86_64 LibreOffice_project/36ccfdc35048b057fd9854c757a8b67ec53977b6</meta:generator>
    <meta:document-statistic meta:table-count="3" meta:image-count="0" meta:object-count="0" meta:page-count="4" meta:paragraph-count="98" meta:word-count="995" meta:character-count="5882" meta:non-whitespace-character-count="4980"/>
  </office:meta>
</office:document-meta>
</file>